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036cm" style:rel-column-width="2288*"/>
    </style:style>
    <style:style style:name="Tableau2.B" style:family="table-column">
      <style:table-column-properties style:column-width="12.965cm" style:rel-column-width="735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1" style:family="table">
      <style:table-properties style:width="2.99cm" table:align="center" style:shadow="none"/>
    </style:style>
    <style:style style:name="Tableau1.A" style:family="table-column">
      <style:table-column-properties style:column-width="0.594cm"/>
    </style:style>
    <style:style style:name="Tableau1.B" style:family="table-column">
      <style:table-column-properties style:column-width="0.598cm"/>
    </style:style>
    <style:style style:name="Tableau1.E" style:family="table-column">
      <style:table-column-properties style:column-width="0.6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036cm" style:rel-column-width="2288*"/>
    </style:style>
    <style:style style:name="Tableau3.B" style:family="table-column">
      <style:table-column-properties style:column-width="12.965cm" style:rel-column-width="735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2.99cm" table:align="center" style:shadow="none"/>
    </style:style>
    <style:style style:name="Tableau4.A" style:family="table-column">
      <style:table-column-properties style:column-width="0.594cm"/>
    </style:style>
    <style:style style:name="Tableau4.B" style:family="table-column">
      <style:table-column-properties style:column-width="0.598cm"/>
    </style:style>
    <style:style style:name="Tableau4.E" style:family="table-column">
      <style:table-column-properties style:column-width="0.60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c7e" officeooo:paragraph-rsid="0001ec7e"/>
    </style:style>
    <style:style style:name="P2" style:family="paragraph" style:parent-style-name="Standard">
      <style:paragraph-properties fo:text-align="center" style:justify-single-word="false"/>
      <style:text-properties officeooo:rsid="0001ec7e" officeooo:paragraph-rsid="0001ec7e"/>
    </style:style>
    <style:style style:name="P3" style:family="paragraph" style:parent-style-name="Standard">
      <style:paragraph-properties fo:text-align="center" style:justify-single-word="false"/>
      <style:text-properties officeooo:rsid="0001ec7e" officeooo:paragraph-rsid="0001fba6"/>
    </style:style>
    <style:style style:name="P4" style:family="paragraph" style:parent-style-name="Standard">
      <style:text-properties officeooo:rsid="0001ec7e" officeooo:paragraph-rsid="0001fba6"/>
    </style:style>
    <style:style style:name="P5" style:family="paragraph" style:parent-style-name="Standard">
      <style:text-properties fo:font-weight="bold" officeooo:rsid="0001ec7e" officeooo:paragraph-rsid="0001ec7e" style:font-weight-asian="bold" style:font-weight-complex="bold"/>
    </style:style>
    <style:style style:name="P6" style:family="paragraph" style:parent-style-name="Standard">
      <style:text-properties fo:font-weight="bold" officeooo:rsid="0001ec7e" officeooo:paragraph-rsid="0001fb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ec7e" officeooo:paragraph-rsid="0001ec7e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ec7e" officeooo:paragraph-rsid="0001fba6"/>
    </style:style>
    <style:style style:name="P9" style:family="paragraph" style:parent-style-name="Standard">
      <style:text-properties officeooo:rsid="0001fba6" officeooo:paragraph-rsid="0001fba6"/>
    </style:style>
    <style:style style:name="P10" style:family="paragraph" style:parent-style-name="Table_20_Contents">
      <style:paragraph-properties fo:text-align="center" style:justify-single-word="false"/>
      <style:text-properties officeooo:rsid="0001ec7e" officeooo:paragraph-rsid="0001ec7e"/>
    </style:style>
    <style:style style:name="P11" style:family="paragraph" style:parent-style-name="Table_20_Contents">
      <style:paragraph-properties fo:text-align="center" style:justify-single-word="false"/>
      <style:text-properties officeooo:rsid="0001ec7e" officeooo:paragraph-rsid="0001fba6"/>
    </style:style>
    <style:style style:name="P12" style:family="paragraph" style:parent-style-name="Table_20_Contents">
      <style:paragraph-properties fo:text-align="center" style:justify-single-word="false"/>
      <style:text-properties fo:color="#dddddd" officeooo:rsid="0001ec7e" officeooo:paragraph-rsid="0001ec7e"/>
    </style:style>
    <style:style style:name="P13" style:family="paragraph" style:parent-style-name="Table_20_Contents">
      <style:paragraph-properties fo:text-align="center" style:justify-single-word="false"/>
      <style:text-properties fo:color="#dddddd" officeooo:rsid="0001ec7e" officeooo:paragraph-rsid="0001fba6"/>
    </style:style>
    <style:style style:name="P14" style:family="paragraph" style:parent-style-name="Table_20_Contents">
      <style:paragraph-properties fo:text-align="center" style:justify-single-word="false"/>
      <style:text-properties fo:color="#dddddd" officeooo:rsid="0001fba6" officeooo:paragraph-rsid="0001fba6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01fba6" officeooo:paragraph-rsid="0001fba6"/>
    </style:style>
    <style:style style:name="P16" style:family="paragraph" style:parent-style-name="Table_20_Contents" style:list-style-name="L1">
      <style:text-properties style:text-underline-style="none" officeooo:rsid="0001fba6" officeooo:paragraph-rsid="0001fba6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officeooo:rsid="0001fba6" officeooo:paragraph-rsid="0001fba6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officeooo:rsid="0001fba6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 1 : On bat un blork si on a la bonne arme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Situation de départ</text:p>
            <table:table table:name="Tableau1" table:style-name="Tableau1">
              <table:table-column table:style-name="Tableau1.A"/>
              <table:table-column table:style-name="Tableau1.B" table:number-columns-repeated="3"/>
              <table:table-column table:style-name="Tableau1.E"/>
              <table:table-row>
                <table:table-cell table:style-name="Tableau1.A1" office:value-type="string">
                  <text:p text:style-name="P10">A</text:p>
                </table:table-cell>
                <table:table-cell table:style-name="Tableau1.A1" office:value-type="string">
                  <text:p text:style-name="P12"><text:span text:style-name="T1">█</text:span></text:p>
                </table:table-cell>
                <table:table-cell table:style-name="Tableau1.A1" office:value-type="string">
                  <text:p text:style-name="P12"><text:span text:style-name="T1">█</text:span></text:p>
                </table:table-cell>
                <table:table-cell table:style-name="Tableau1.A1" office:value-type="string">
                  <text:p text:style-name="P12"><text:span text:style-name="T1">█</text:span></text:p>
                </table:table-cell>
                <table:table-cell table:style-name="Tableau1.E1" office:value-type="string">
                  <text:p text:style-name="P12"><text:span text:style-name="T1">█</text:span></text:p>
                </table:table-cell>
              </table:table-row>
              <table:table-row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A2" office:value-type="string">
                  <text:p text:style-name="P13"><text:span text:style-name="T1">█</text:span></text:p>
                </table:table-cell>
                <table:table-cell table:style-name="Tableau1.E2" office:value-type="string">
                  <text:p text:style-name="P13"><text:span text:style-name="T1">█</text:span></text:p>
                </table:table-cell>
              </table:table-row>
            </table:table>
            <text:p text:style-name="P2">Joueur : 1</text:p>
            <text:p text:style-name="P2">Position : (-1,0)</text:p>
          </table:table-cell>
          <table:table-cell table:style-name="Tableau2.B1" office:value-type="string">
            <text:p text:style-name="P15">Mouvement(s)</text:p>
            <text:list xml:id="list3597693659011268324" text:style-name="L1">
              <text:list-item>
                <text:p text:style-name="P16">Descendre avec un arc</text:p>
                <text:p text:style-name="P16"/>
              </text:list-item>
            </text:list>
            <text:p text:style-name="P15">Résultat attendu</text:p>
            <text:list xml:id="list104838802403237" text:continue-numbering="true" text:style-name="L1">
              <text:list-item>
                <text:p text:style-name="P16">Joueur : 1</text:p>
              </text:list-item>
              <text:list-item>
                <text:p text:style-name="P16">Position : (0,0)</text:p>
              </text:list-item>
            </text:list>
          </table:table-cell>
        </table:table-row>
      </table:table>
      <text:p text:style-name="P1"/>
      <text:p text:style-name="P6">Cas <text:span text:style-name="T2">2</text:span> : <text:span text:style-name="T2">On perd si on n'a pas la bonne arme</text:span></text:p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Situation de départ</text:p>
            <table:table table:name="Tableau4" table:style-name="Tableau4">
              <table:table-column table:style-name="Tableau4.A"/>
              <table:table-column table:style-name="Tableau4.B" table:number-columns-repeated="3"/>
              <table:table-column table:style-name="Tableau4.E"/>
              <table:table-row>
                <table:table-cell table:style-name="Tableau4.A1" office:value-type="string">
                  <text:p text:style-name="P11">A</text:p>
                </table:table-cell>
                <table:table-cell table:style-name="Tableau4.A1" office:value-type="string">
                  <text:p text:style-name="P17"><text:span text:style-name="T1">G</text:span></text:p>
                </table:table-cell>
                <table:table-cell table:style-name="Tableau4.A1" office:value-type="string">
                  <text:p text:style-name="P13"><text:span text:style-name="T1">█</text:span></text:p>
                </table:table-cell>
                <table:table-cell table:style-name="Tableau4.A1" office:value-type="string">
                  <text:p text:style-name="P13"><text:span text:style-name="T1">█</text:span></text:p>
                </table:table-cell>
                <table:table-cell table:style-name="Tableau4.E1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4.A2" office:value-type="string">
                  <text:p text:style-name="P14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E2" office:value-type="string">
                  <text:p text:style-name="P13"><text:span text:style-name="T1">█</text:span></text:p>
                </table:table-cell>
              </table:table-row>
              <table:table-row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A2" office:value-type="string">
                  <text:p text:style-name="P13"><text:span text:style-name="T1">█</text:span></text:p>
                </table:table-cell>
                <table:table-cell table:style-name="Tableau4.E2" office:value-type="string">
                  <text:p text:style-name="P13"><text:span text:style-name="T1">█</text:span></text:p>
                </table:table-cell>
              </table:table-row>
            </table:table>
            <text:p text:style-name="P3">Joueur : 1</text:p>
            <text:p text:style-name="P3">Position : (-1,0)</text:p>
          </table:table-cell>
          <table:table-cell table:style-name="Tableau3.B1" office:value-type="string">
            <text:p text:style-name="P15">Mouvement(s)</text:p>
            <text:list xml:id="list104837841474588" text:continue-numbering="true" text:style-name="L1">
              <text:list-item>
                <text:p text:style-name="P16">Descendre avec un arc</text:p>
              </text:list-item>
              <text:list-item>
                <text:p text:style-name="P16">À droite avec un arc</text:p>
              </text:list-item>
            </text:list>
            <text:p text:style-name="P15">Résultat attendu</text:p>
            <text:list xml:id="list104837514578450" text:continue-numbering="true" text:style-name="L1">
              <text:list-item>
                <text:p text:style-name="P16">Fin du tour pour joueur 1</text:p>
              </text:list-item>
            </text:list>
          </table:table-cell>
        </table:table-row>
      </table:table>
      <text:p text:style-name="P4"/>
      <text:p text:style-name="P9"><text:span text:style-name="T3">Légende </text:span>:</text:p>
      <text:p text:style-name="P9">A : Blork avec Arc, G : Blork avec Gun, P : Blork avec Poison, M : Blork avec Matraque</text:p>
      <text:p text:style-name="P9">I : Blork invincible, # : Porte, £ : Clé, ^ : Princesse </text:p>
      <text:p text:style-name="P9">Au départ, toutes les cartes sont non visi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Codutti</meta:initial-creator>
    <meta:creation-date>2014-02-10T10:21:00.729757515</meta:creation-date>
    <dc:date>2014-02-10T10:48:37.312230408</dc:date>
    <dc:creator>Marco Codutti</dc:creator>
    <meta:editing-duration>PT12M26S</meta:editing-duration>
    <meta:editing-cycles>1</meta:editing-cycles>
    <meta:document-statistic meta:table-count="4" meta:image-count="0" meta:object-count="0" meta:page-count="1" meta:paragraph-count="73" meta:word-count="174" meta:character-count="604" meta:non-whitespace-character-count="508"/>
    <meta:generator>LibreOffice/4.1.3.2$Linux_X86_64 LibreOffice_project/410m0$Build-2</meta:generator>
  </office:meta>
</office:document-meta>
</file>